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bc2f" officeooo:paragraph-rsid="0000bc2f"/>
    </style:style>
    <style:style style:name="P2" style:family="paragraph" style:parent-style-name="Standard">
      <style:text-properties officeooo:rsid="00014eb9" officeooo:paragraph-rsid="00014eb9"/>
    </style:style>
    <style:style style:name="P3" style:family="paragraph" style:parent-style-name="Standard">
      <style:text-properties fo:font-weight="normal" officeooo:rsid="00014eb9" officeooo:paragraph-rsid="00014eb9" style:font-weight-asian="normal" style:font-weight-complex="normal"/>
    </style:style>
    <style:style style:name="P4" style:family="paragraph" style:parent-style-name="Standard">
      <style:text-properties fo:font-weight="normal" officeooo:rsid="0001ca25" officeooo:paragraph-rsid="0001ca2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cipali tipi di reti: WAN e LAN.</text:p>
      <text:p text:style-name="P2"><text:span text:style-name="T2">La rete è stata progettata per resistere ad un attacco atomico.</text:span></text:p>
      <text:p text:style-name="P2"><text:span text:style-name="T2"/></text:p>
      <text:p text:style-name="P1">Modalità di trasmissione dei messaggi.</text:p>
      <text:p text:style-name="P1"/>
      <text:p text:style-name="P1">Packet – switching è la suddivisione del messaggio in più pacchetti.</text:p>
      <text:p text:style-name="P1">Il pacchetto ha l'indirizzo del mittente e del destinatario.</text:p>
      <text:p text:style-name="P1"/>
      <text:p text:style-name="P1">Se abbiamo un router che è guasto, questo viene evidenziato immediatamente.</text:p>
      <text:p text:style-name="P1">Se la rete è congestionata, si può spostare il passagio verso un altro percorso.</text:p>
      <text:p text:style-name="P1">Quando c'è un problema la comunicazione può essere rallentata, <text:span text:style-name="T1">ma non bloccata</text:span><text:span text:style-name="T2">.</text:span></text:p>
      <text:p text:style-name="P2"><text:span text:style-name="T2"/></text:p>
      <text:p text:style-name="P2"><text:span text:style-name="T2">Ci sono due tipi di tecnoclogie: </text:span><text:span text:style-name="T1">cablata </text:span><text:span text:style-name="T2">e </text:span><text:span text:style-name="T1">wireless.</text:span></text:p>
      <text:p text:style-name="P3">Ci sono anche tecnologie che usano un sistema misto: <text:span text:style-name="T1">W-LAN.</text:span></text:p>
      <text:p text:style-name="P3"><text:span text:style-name="T1"/></text:p>
      <text:p text:style-name="P3">Il pacchetto ha una struttura che si chiama <text:span text:style-name="T1">frame.</text:span></text:p>
      <text:p text:style-name="P3"><text:span text:style-name="T2"/></text:p>
      <text:p text:style-name="P3">Preambolo 7 byte.</text:p>
      <text:p text:style-name="P3">SOF (Start Of Frame) 1 byte.</text:p>
      <text:p text:style-name="P3">FMS</text:p>
      <text:p text:style-name="P3"/>
      <text:p text:style-name="P3">Al suo interno c'è l'indirizzo del mittente e del destinatario, entrambi misurano 6 byte.</text:p>
      <text:p text:style-name="P3"/>
      <text:p text:style-name="P3">La lunghezza dati: N</text:p>
      <text:p text:style-name="P3"/>
      <text:p text:style-name="P4">per evitare le collisioni c'è il CSMA-CD.</text:p>
      <text:p text:style-name="P4">Viene inviato un segnale, se un altro dispositivo ha iniziato la trasmissione nello stesso momento, il mittente aspetta un intervallo di tempo, dopodichè riproverò a riinviare il pacchetto, dopo 3 tentativi non viene più inviato il pacchetto e la trasmissione è fallita.</text:p>
      <text:p text:style-name="P4"/>
      <text:p text:style-name="P4">CSMA-CA: Manda una richiesta per l'invio del pacchetto </text:p>
      <text:p text:style-name="P4">RTS: Request To Send.</text:p>
      <text:p text:style-name="P4">CTS: Clear To S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7M40S</meta:editing-duration>
    <meta:editing-cycles>3</meta:editing-cycles>
    <meta:generator>LibreOffice/5.2.1.2$Windows_x86 LibreOffice_project/31dd62db80d4e60af04904455ec9c9219178d620</meta:generator>
    <dc:date>2017-10-16T12:10:53.825000000</dc:date>
    <meta:document-statistic meta:table-count="0" meta:image-count="0" meta:object-count="0" meta:page-count="1" meta:paragraph-count="21" meta:word-count="200" meta:character-count="1222" meta:non-whitespace-character-count="1041"/>
    <meta:user-defined meta:name="Info 1"/>
    <meta:user-defined meta:name="Info 2"/>
    <meta:user-defined meta:name="Info 3"/>
    <meta:user-defined meta:name="Info 4"/>
  </office:meta>
</office:document-meta>
</file>